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Item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tems.B1" style:family="table-cell">
      <style:table-cell-properties fo:padding="0.097cm" fo:border="0.002cm solid #000000"/>
    </style:style>
    <style:style style:name="Items.A2" style:family="table-cell">
      <style:table-cell-properties fo:padding="0.097cm" fo:border-left="0.002cm solid #000000" fo:border-right="none" fo:border-top="none" fo:border-bottom="0.002cm solid #000000"/>
    </style:style>
    <style:style style:name="Items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oice Testing</text:p>
      <text:p text:style-name="Standard"/>
      <text:p text:style-name="Standard">[USER_NAME]</text:p>
      <text:p text:style-name="Standard"/>
      <text:p text:style-name="Standard">[ADDRESS]</text:p>
      <text:p text:style-name="Standard"/>
      <text:p text:style-name="Standard"/>
      <text:p text:style-name="Standard"/>
      <text:p text:style-name="Standard"/>
      <table:table table:name="Items" table:style-name="Items">
        <table:table-column table:style-name="Items.A"/>
        <table:table-column table:style-name="Items.B"/>
        <table:table-row>
          <table:table-cell table:style-name="Items.A1" office:value-type="string">
            <text:p text:style-name="Table_20_Contents">Items</text:p>
          </table:table-cell>
          <table:table-cell table:style-name="Items.B1" office:value-type="string">
            <text:p text:style-name="Table_20_Contents">Costs</text:p>
          </table:table-cell>
        </table:table-row>
        <table:table-row>
          <table:table-cell table:style-name="Items.A2" office:value-type="string">
            <text:p text:style-name="Table_20_Contents">[ITEM]</text:p>
          </table:table-cell>
          <table:table-cell table:style-name="Items.B2" office:value-type="string">
            <text:p text:style-name="Table_20_Contents">[COS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yslop</meta:initial-creator>
    <meta:creation-date>2014-03-15T14:20:29</meta:creation-date>
    <dc:date>2014-03-15T15:10:07</dc:date>
    <dc:creator>Christopher Hyslop</dc:creator>
    <meta:editing-duration>PT21M19S</meta:editing-duration>
    <meta:editing-cycles>4</meta:editing-cycles>
    <meta:generator>OpenOffice/4.0.1$Unix OpenOffice.org_project/401m5$Build-9714</meta:generator>
    <meta:document-statistic meta:table-count="1" meta:image-count="0" meta:object-count="0" meta:page-count="1" meta:paragraph-count="7" meta:word-count="8" meta:character-count="57"/>
  </office:meta>
</office:document-meta>
</file>